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1350">
            <text:p>Gd-11350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5175.0">
            <text:p>5175.0</text:p>
          </table:table-cell>
          <table:table-cell office:value-type="float" office:value="160.0">
            <text:p>160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1350">
            <text:p>Gd-11350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5175.0">
            <text:p>5175.0</text:p>
          </table:table-cell>
          <table:table-cell office:value-type="float" office:value="72.0">
            <text:p>72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4533">
            <text:p>Hv-24533</text:p>
          </table:table-cell>
          <table:table-cell office:value-type="float" office:value="53.99">
            <text:p>53.99</text:p>
          </table:table-cell>
          <table:table-cell office:value-type="float" office:value="14.05">
            <text:p>14.05</text:p>
          </table:table-cell>
          <table:table-cell office:value-type="float" office:value="6360.0">
            <text:p>6360.0</text:p>
          </table:table-cell>
          <table:table-cell office:value-type="float" office:value="90.0">
            <text:p>90.0</text:p>
          </table:table-cell>
          <table:table-cell office:value-type="string" office:value="intercalated organic layer">
            <text:p>intercalated organic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45">
            <text:p>-5.45</text:p>
          </table:table-cell>
          <table:table-cell office:value-type="float" office:value="0.559017">
            <text:p>0.559017</text:p>
          </table:table-cell>
          <table:table-cell office:value-type="float" office:value="0.559017">
            <text:p>0.559017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4531">
            <text:p>Hv-24531</text:p>
          </table:table-cell>
          <table:table-cell office:value-type="float" office:value="53.99">
            <text:p>53.99</text:p>
          </table:table-cell>
          <table:table-cell office:value-type="float" office:value="14.05">
            <text:p>14.05</text:p>
          </table:table-cell>
          <table:table-cell office:value-type="float" office:value="975.0">
            <text:p>97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3981">
            <text:p>Hv-23981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920.0">
            <text:p>920.0</text:p>
          </table:table-cell>
          <table:table-cell office:value-type="float" office:value="55.0">
            <text:p>5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4535">
            <text:p>Hv-24535</text:p>
          </table:table-cell>
          <table:table-cell office:value-type="float" office:value="53.99">
            <text:p>53.99</text:p>
          </table:table-cell>
          <table:table-cell office:value-type="float" office:value="14.1">
            <text:p>14.1</text:p>
          </table:table-cell>
          <table:table-cell office:value-type="float" office:value="7440.0">
            <text:p>744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65">
            <text:p>-6.6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s-246">
            <text:p>Gds-246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4280.0">
            <text:p>4280.0</text:p>
          </table:table-cell>
          <table:table-cell office:value-type="float" office:value="85.0">
            <text:p>85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3982">
            <text:p>Hv-23982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3880.0">
            <text:p>3880.0</text:p>
          </table:table-cell>
          <table:table-cell office:value-type="float" office:value="145.0">
            <text:p>14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55">
            <text:p>-0.5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3983">
            <text:p>Hv-23983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4555.0">
            <text:p>4555.0</text:p>
          </table:table-cell>
          <table:table-cell office:value-type="float" office:value="130.0">
            <text:p>13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4534">
            <text:p>Hv-24534</text:p>
          </table:table-cell>
          <table:table-cell office:value-type="float" office:value="53.99">
            <text:p>53.99</text:p>
          </table:table-cell>
          <table:table-cell office:value-type="float" office:value="14.05">
            <text:p>14.05</text:p>
          </table:table-cell>
          <table:table-cell office:value-type="float" office:value="7180.0">
            <text:p>718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75">
            <text:p>-7.75</text:p>
          </table:table-cell>
          <table:table-cell office:value-type="float" office:value="0.559017">
            <text:p>0.559017</text:p>
          </table:table-cell>
          <table:table-cell office:value-type="float" office:value="0.559017">
            <text:p>0.559017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4532">
            <text:p>Hv-24532</text:p>
          </table:table-cell>
          <table:table-cell office:value-type="float" office:value="53.98">
            <text:p>53.98</text:p>
          </table:table-cell>
          <table:table-cell office:value-type="float" office:value="14.06">
            <text:p>14.06</text:p>
          </table:table-cell>
          <table:table-cell office:value-type="float" office:value="7430.0">
            <text:p>7430.0</text:p>
          </table:table-cell>
          <table:table-cell office:value-type="float" office:value="65.0">
            <text:p>65.0</text:p>
          </table:table-cell>
          <table:table-cell office:value-type="string" office:value="organic layer">
            <text:p>organic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85">
            <text:p>-6.85</text:p>
          </table:table-cell>
          <table:table-cell office:value-type="float" office:value="0.559017">
            <text:p>0.559017</text:p>
          </table:table-cell>
          <table:table-cell office:value-type="float" office:value="0.559017">
            <text:p>0.559017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5311">
            <text:p>Gd-15311</text:p>
          </table:table-cell>
          <table:table-cell office:value-type="float" office:value="54.14">
            <text:p>54.14</text:p>
          </table:table-cell>
          <table:table-cell office:value-type="float" office:value="13.39">
            <text:p>13.39</text:p>
          </table:table-cell>
          <table:table-cell office:value-type="float" office:value="3690.0">
            <text:p>3690.0</text:p>
          </table:table-cell>
          <table:table-cell office:value-type="float" office:value="310.0">
            <text:p>31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4999999999999996">
            <text:p>-0.44999999999999996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5309">
            <text:p>Gd-15309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5000.0">
            <text:p>5000.0</text:p>
          </table:table-cell>
          <table:table-cell office:value-type="float" office:value="160.0">
            <text:p>16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KIA-19814">
            <text:p>KIA-19814</text:p>
          </table:table-cell>
          <table:table-cell office:value-type="float" office:value="54.0">
            <text:p>54.0</text:p>
          </table:table-cell>
          <table:table-cell office:value-type="float" office:value="13.86">
            <text:p>13.86</text:p>
          </table:table-cell>
          <table:table-cell office:value-type="float" office:value="6810.0">
            <text:p>681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85">
            <text:p>-4.8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KIA-19816">
            <text:p>KIA-19816</text:p>
          </table:table-cell>
          <table:table-cell office:value-type="float" office:value="53.99">
            <text:p>53.99</text:p>
          </table:table-cell>
          <table:table-cell office:value-type="float" office:value="14.06">
            <text:p>14.06</text:p>
          </table:table-cell>
          <table:table-cell office:value-type="float" office:value="4490.0">
            <text:p>4490.0</text:p>
          </table:table-cell>
          <table:table-cell office:value-type="float" office:value="25.0">
            <text:p>25.0</text:p>
          </table:table-cell>
          <table:table-cell office:value-type="string" office:value="wood in organic detritus">
            <text:p>wood in 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75">
            <text:p>-3.75</text:p>
          </table:table-cell>
          <table:table-cell office:value-type="float" office:value="0.559017">
            <text:p>0.559017</text:p>
          </table:table-cell>
          <table:table-cell office:value-type="float" office:value="0.559017">
            <text:p>0.559017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4550">
            <text:p>Hv-24550</text:p>
          </table:table-cell>
          <table:table-cell office:value-type="float" office:value="54.17">
            <text:p>54.17</text:p>
          </table:table-cell>
          <table:table-cell office:value-type="float" office:value="13.39">
            <text:p>13.39</text:p>
          </table:table-cell>
          <table:table-cell office:value-type="float" office:value="1190.0">
            <text:p>1190.0</text:p>
          </table:table-cell>
          <table:table-cell office:value-type="float" office:value="45.0">
            <text:p>45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">
            <text:p>-1.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Erl-2160">
            <text:p>Erl-2160</text:p>
          </table:table-cell>
          <table:table-cell office:value-type="float" office:value="54.14">
            <text:p>54.14</text:p>
          </table:table-cell>
          <table:table-cell office:value-type="float" office:value="13.39">
            <text:p>13.39</text:p>
          </table:table-cell>
          <table:table-cell office:value-type="float" office:value="1919.0">
            <text:p>1919.0</text:p>
          </table:table-cell>
          <table:table-cell office:value-type="float" office:value="184.0">
            <text:p>184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3670">
            <text:p>Hv-23670</text:p>
          </table:table-cell>
          <table:table-cell office:value-type="float" office:value="54.16">
            <text:p>54.16</text:p>
          </table:table-cell>
          <table:table-cell office:value-type="float" office:value="13.39">
            <text:p>13.39</text:p>
          </table:table-cell>
          <table:table-cell office:value-type="float" office:value="5035.0">
            <text:p>5035.0</text:p>
          </table:table-cell>
          <table:table-cell office:value-type="float" office:value="105.0">
            <text:p>10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75">
            <text:p>-0.7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3726">
            <text:p>Hv-23726</text:p>
          </table:table-cell>
          <table:table-cell office:value-type="float" office:value="54.06">
            <text:p>54.06</text:p>
          </table:table-cell>
          <table:table-cell office:value-type="float" office:value="13.87">
            <text:p>13.87</text:p>
          </table:table-cell>
          <table:table-cell office:value-type="float" office:value="5965.0">
            <text:p>5965.0</text:p>
          </table:table-cell>
          <table:table-cell office:value-type="float" office:value="70.0">
            <text:p>70.0</text:p>
          </table:table-cell>
          <table:table-cell office:value-type="string" office:value="intercalated organic layer">
            <text:p>intercalated organic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25">
            <text:p>-4.25</text:p>
          </table:table-cell>
          <table:table-cell office:value-type="float" office:value="0.559017">
            <text:p>0.559017</text:p>
          </table:table-cell>
          <table:table-cell office:value-type="float" office:value="0.559017">
            <text:p>0.559017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2351">
            <text:p>Gd-12351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5550.0">
            <text:p>5550.0</text:p>
          </table:table-cell>
          <table:table-cell office:value-type="float" office:value="75.0">
            <text:p>7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5">
            <text:p>-1.0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Erl-2515">
            <text:p>Erl-2515</text:p>
          </table:table-cell>
          <table:table-cell office:value-type="float" office:value="54.14">
            <text:p>54.14</text:p>
          </table:table-cell>
          <table:table-cell office:value-type="float" office:value="13.39">
            <text:p>13.39</text:p>
          </table:table-cell>
          <table:table-cell office:value-type="float" office:value="1410.0">
            <text:p>1410.0</text:p>
          </table:table-cell>
          <table:table-cell office:value-type="float" office:value="40.0">
            <text:p>40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5308">
            <text:p>Gd-15308</text:p>
          </table:table-cell>
          <table:table-cell office:value-type="float" office:value="54.14">
            <text:p>54.14</text:p>
          </table:table-cell>
          <table:table-cell office:value-type="float" office:value="13.39">
            <text:p>13.39</text:p>
          </table:table-cell>
          <table:table-cell office:value-type="float" office:value="4500.0">
            <text:p>4500.0</text:p>
          </table:table-cell>
          <table:table-cell office:value-type="float" office:value="140.0">
            <text:p>14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2355">
            <text:p>Gd-12355</text:p>
          </table:table-cell>
          <table:table-cell office:value-type="float" office:value="54.14">
            <text:p>54.14</text:p>
          </table:table-cell>
          <table:table-cell office:value-type="float" office:value="13.39">
            <text:p>13.39</text:p>
          </table:table-cell>
          <table:table-cell office:value-type="float" office:value="3730.0">
            <text:p>3730.0</text:p>
          </table:table-cell>
          <table:table-cell office:value-type="float" office:value="70.0">
            <text:p>7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2358">
            <text:p>Gd-12358</text:p>
          </table:table-cell>
          <table:table-cell office:value-type="float" office:value="54.0">
            <text:p>54.0</text:p>
          </table:table-cell>
          <table:table-cell office:value-type="float" office:value="14.1">
            <text:p>14.1</text:p>
          </table:table-cell>
          <table:table-cell office:value-type="float" office:value="6520.0">
            <text:p>6520.0</text:p>
          </table:table-cell>
          <table:table-cell office:value-type="float" office:value="70.0">
            <text:p>70.0</text:p>
          </table:table-cell>
          <table:table-cell office:value-type="string" office:value="organic layer. swash mark">
            <text:p>organic layer. swash m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85">
            <text:p>-2.85</text:p>
          </table:table-cell>
          <table:table-cell office:value-type="float" office:value="0.559017">
            <text:p>0.559017</text:p>
          </table:table-cell>
          <table:table-cell office:value-type="float" office:value="0.559017">
            <text:p>0.559017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2354">
            <text:p>Gd-12354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5734.0">
            <text:p>5734.0</text:p>
          </table:table-cell>
          <table:table-cell office:value-type="float" office:value="70.0">
            <text:p>7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5292">
            <text:p>Gd-15292</text:p>
          </table:table-cell>
          <table:table-cell office:value-type="float" office:value="54.14">
            <text:p>54.14</text:p>
          </table:table-cell>
          <table:table-cell office:value-type="float" office:value="13.39">
            <text:p>13.39</text:p>
          </table:table-cell>
          <table:table-cell office:value-type="float" office:value="1420.0">
            <text:p>1420.0</text:p>
          </table:table-cell>
          <table:table-cell office:value-type="float" office:value="80.0">
            <text:p>8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04999999999999999">
            <text:p>-0.04999999999999999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